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Title" style:master-page-name="Standard">
      <style:paragraph-properties fo:margin-top="0in" fo:margin-bottom="0.139in" loext:contextual-spacing="false" fo:line-height="100%" fo:text-align="justify" style:justify-single-word="false" style:page-number="1"/>
    </style:style>
    <style:style style:name="P3" style:family="paragraph" style:parent-style-name="Subtitle">
      <style:paragraph-properties fo:margin-top="0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u8f23ipgcgp"/>Krwawe penisy</text:p>
      <text:p text:style-name="P3"><text:bookmark text:name="_vj0rmrdlxypk"/>Czyli Corra i Cahan oceniają Sabrinę od Netflixa</text:p>
      <text:p text:style-name="P1">“Chilling Adventures of Sabrina” to amerykański serial wyprodukowany przez Warner Bros Television, będący adaptacją komiksu o tej samej nazwie. Powstał na zamówienie Netflixa i pierwszy sezon został udostępniony w 2018 roku, podobnie jak zimowy special. Licząc z nim, aktualnie istnieje jedenaście odcinków.</text:p>
      <text:p text:style-name="P1">Cahan: Matyas, jak oceniasz nową Sabrinę?</text:p>
      <text:p text:style-name="P1">Corra: ...</text:p>
      <text:p text:style-name="P1">Cahan: Nie jest to zły serial, nawet mnie wciągnął, jednak nie jest też dobry. To trochę jak oglądanie kina klasy B – głupie i przez to śmieszne. Uważam, że pod względem technicznym nie jest źle, aktorstwo również daje radę, ale scenariusz ma braki i dziury. A ty, co myślisz o aktorstwie jak i o samych postaciach?</text:p>
      <text:p text:style-name="P1">Corra: Mega podobały mi się ciotki i kuzyn. Również trzy wiedźmy na plus – takie fajne suki. Sama Sabrina to irytująca Mary Sue, ale aktorka daje radę. Uważam też, że przywódca sekty jest spoko – doskonale pasowałby do jakiejś komedii. Jestem poważnym czarnoksiężnikiem. Ta sekta jest poważna.</text:p>
      <text:p text:style-name="P1">Cahan: Mój Szatan Ślązak z kopalni jest poważny.</text:p>
      <text:p text:style-name="P1">Corra: Daje się robić wszystkim jak mała dziewczynka, płacze, że żona mu nie daje. Za to hańbą jest, że Salem nie mówi. Walić to, że nie jest już czarnoksiężnikiem, tylko goblinem, ale czemu nie mówi i jest go tak mało?!</text:p>
      <text:p text:style-name="P1">Cahan: Bo aktorka grająca Sabrinę ma alergię na koty.</text:p>
      <text:p text:style-name="P1">Corra: Serio?!</text:p>
      <text:p text:style-name="P1">Cahan: Serio. Odkryli to podczas kręcenia serialu. Laska naprawdę mocno reaguje, dlatego zredukowali te sceny do minimum.</text:p>
      <text:p text:style-name="P1">Corra: Bądź aktorką grającą Sabrinę, miej alergię na koty… </text:p>
      <text:p text:style-name="P1">Cahan: Zgodzę się, że ciotki i kuzyn to cud, miód i orzeszki. Za to trzy siostry już niekoniecznie. Dobrze zagrane, ale ich niechęć do Sabriny to przesada. I dlaczego Prudence miała makaron z zupki chińskiej na głowie? Jeśli chodzi o ojczulka, to był żałosny. Aktor się spisał na medal, ale ta postać jest tak zła, że aż śmieszna. Z powodów wymienionych przez ciebie. A Harvey?</text:p>
      <text:p text:style-name="P1">Corra: Jest tak nudny, że zapomniałem o jego istnieniu.</text:p>
      <text:p text:style-name="P1">Cahan: Nie dziwię się. Ma sporo czasu ekranowego, ale jego rola ogranicza się do tego, że kocha Sabrinę, a ona kocha jego. Ma niefajnego ojca, miał spoko brata i boi się kopalni. No i rysuje. Ale to drewno. Sabrvey to drewniany ship. Nie ma pomiędzy nimi chemii, nie wiadomo dlaczego są razem, co lubią robić i w ogóle. Nie podobała mi się również demoniczna nauczycielka matematyki. Jako postać, bo aktorka była zacna. Po prostu, że nikt się nie skapnął, że coś jest nie tak? Jakim cudem? Małe miasto, nagle giną ludzie, którzy chociażby dostarczali pizzę pod jej adres, a baba zachowuje się zupełnie inaczej niż dotychczas.</text:p>
      <text:p text:style-name="P1">Corra: Ale to dziura fabularna. Sama postać jest super. W końcu prawdziwa silna i niezależna demonica, a nie taka Sabrina, która ciągle woła wszystkich na pomoc.</text:p>
      <text:p text:style-name="P1">Cahan: No i przyjaciółki Sabriny. Nudne, zbędne i kiepsko zagrane.</text:p>
      <text:p text:style-name="P1">Corra: Psiapsie Sabriny są tragiczne. Murzynka i chłopiec-dziewczynka są strasznie zagrane, jakby miały kije w rzyci. To duży kontrast w stosunku do ciotek i kuzyna Sabriny, którzy są zajebiście zagrani. I z jednej strony mamy fatalnie napisane postaci mówiące, że nikt nie mówi ci jaką masz płeć i w ogóle, a z drugiej mamy wspaniałą postać czarnoskórego biseksualisty, który ma faceta i wygrzmociłby wszystko, co nie ucieka na drzewo. Na siłę wpychanie tych motywów nie wychodzi nikomu na zdrowie. Wiadomo, że tworzy to kontrowersje, a jeżeli jedynym, co postać ma do pokazania jest jej seksualność, to nigdy nie zostanie zaakceptowana. A kuzyn jest sam w sobie osobą, ma swoje cele, które są jasno pokazane, nie potrzebuje bazować całego swojego charakteru tylko na tym, że raz dziewczynka a raz chłopaczek, by życie miało smaczek.</text:p>
      <text:p text:style-name="P1">Cahan: Skoro już jesteśmy przy tych wątkach politpoprawności to uważam, że zostały poprowadzone beznadziejnie. Wyglądają na mocno oderwane od całości, nic z nich nie wynika i szybko umierają. Tak jakby ktoś wpadł na pomysł na początku produkcji, a potem uznał, że może to jednak kiepski pomysł, ale nie wyciął tego, co zdążył nakręcić. I z jednej strony cieszyłam się, że to zdechło, a z drugiej mnie to irytowało, bo nic z tego nie wyniknęło.</text:p>
      <text:p text:style-name="P1">Corra: Pragnę zwrócić uwagę, że te wątki zajmowały niewiele czasu i właśnie nic z nich nie wynikało. W dodatku robienie afery, że dyrektor zakazał dwóch książek i robienie z tego dramy, ucisku patriarchatu i niewiadomo czego jeszcze? No i przede wszystkim… Czemu Sabrina zajmowała się takimi bzdurami, kiedy Szatan chciał ją wyruchać?!</text:p>
      <text:p text:style-name="P1">Cahan: Czemu ona w ogóle nie pomyślała, że ten Szatan coś podejrzanie mocno się nią interesuje i z czym związane jest oddanie się mu? Na pewno chciał ją wyszkolić w uprawie rosiczek! A jak efekty specjalne i charakteryzacje?</text:p>
      <text:p text:style-name="P1">Corra: Całkiem mi się podobały. Nawet Szatan, którym był facet w przebraniu i w hełmie na głowie wypadł fajnie. Co prawda trudno mówić, by to była dobra charakteryzacja, skoro głównym powodem, dla którego to w ogóle piszemy są krwawe penisy. Tak jakby momentami się zupełnie nie wstrzelili. Też scena ze zmieniającą się suknią i otoczeniem, gdy wchodziła na swój chrzest wyglądała super.</text:p>
      <text:p text:style-name="P1">Cahan: Mi nieco mniej przypadły do gustu. Zwłaszcza efekty ognia wyglądały sztucznie. I demonica od snów mogłaby robić za żonę orka z Mordoru.</text:p>
      <text:p text:style-name="P1">Corra: No, efekty faktycznie nie powalały. Za to charakteryzacje miały swój styl.</text:p>
      <text:p text:style-name="P1"><text:soft-page-break/>Cahan: Co ci się najbardziej podobało w tym serialu?</text:p>
      <text:p text:style-name="P1">Corra: To co zrobili z motywem serialu, że spróbowali czegoś nowego i nie bali się tego zrobić. To już nie jest bajeczka dla dzieci, jest momentami naprawdę mhrocznie i edgy. I bardzo podobało mi się ciągłe zabijanie Hildy.</text:p>
      <text:p text:style-name="P1">Cahan: Mnie najbardziej przypadły do gustu relacje między postaciami, zwłaszcza pomiędzy Sabriną, ciotkami i jej kuzynem. Wypadły naturalnie, ciepło i ciekawie.</text:p>
      <text:p text:style-name="P1">Corra: Tak, to zdecydowanie mocny punkt tego serialu. Najgorzej wyszły relacje między Sabriną i Prudence. Są sztuczne, dynamizm został narzucony siłą, zwłaszcza przemiana drugiej dziewczyny.</text:p>
      <text:p text:style-name="P1">Cahan: Mnie w ogóle zastanawia, jak one się poznały? W końcu Sabrina nie znała wcześniej przywódcy sabatu, więc skąd znała jego przybrane córki?</text:p>
      <text:p text:style-name="P1">Corra: Musiała bywać na spotkaniach sabatu. Może ciocie ją zabrały wcześniej na jakieś czarne msze, jak to dzieci do kościoła. Z rzeczy, które jeszcze mi się podobały… ten odcinek z zombie-bratem.</text:p>
      <text:p text:style-name="P1">Cahan: Tak, w końcu pokazano, że nieprzemyślane działania Sabriny niosą za sobą jakieś konsekwencje, do tej pory wszystko jej się udawało, a nawet jeśli nie, to nie miało żadnego znaczenia. Tu jest inaczej. To pociągnęło za sobą zmiany, było mocne i emocjonalne.</text:p>
      <text:p text:style-name="P1">Corra: Sabrina to w ogóle straszna Mary Sue, zwłaszcza w pierwszych odcinkach. Może chodzić do obu szkół i nie musi podpisywać cyrografu, bo znalazła prawnika.</text:p>
      <text:p text:style-name="P1">Cahan: I wszyscy chcą ją mieć u siebie. Jest utalentowana, cudowna, jedyna w swoim rodzaju, a jej ojciec był potężnym czarnoksiężnikiem. Dobra, teraz to, co nas najbardziej drażniło w tej adaptacji.</text:p>
      <text:p text:style-name="P1">Corra: Oczywiście SJW, ale na szczęście szybko się skończyło. Dziury fabularne, jak chociażby przywódca sabatu, który z jednej strony chciał potomka, ale z drugiej szedł uprawiać seks na boku.</text:p>
      <text:p text:style-name="P1">Cahan: Nie uważam tego za dziurę. Rozmnażanie rozmnażaniem, napięcie seksualne napięciem seksualnym. Może nie lubił jechać na ręcznym? Mnie również irytowało to całe SJW oraz dziury fabularne. A także relacje Sabriny z jej chłopakiem, które uważam za nudne oraz mieszanie satanizmu i wicca. To obraza dla satanistów i wiccan. Co zresztą skończyło się tak, że Kościół Szatana złożył skargę do sądu o obrazę wizerunku. Słusznie. Co to za Szatan, który marzy o wygrzmoceniu nastolatki i mieszka w kopalni u ojca Harvey’a? A właśnie, jak oceniasz romans Sabriny i Harvey’a? I wątek z tym młodym magikiem, który na nią leci?</text:p>
      <text:p text:style-name="P1">Corra: To mi tak przypomina Igrzyska Śmierci. O nie! Leci na mnie dwóch przystojnych kolesi! Co robić?! Jeden łączy mnie ze światem ludzi, do którego należała moja kochana mamusia, ale drugi rozumie moją mroczną naturę czarownicy, co robić?! O the horror!!</text:p>
      <text:p text:style-name="P1">Cahan: W sumie czemu to zawsze muszą być przystojniacy, a nie szpetne przegrywy, jak w prawdziwym życiu… Czekasz na drugi sezon?</text:p>
      <text:p text:style-name="P1">Corra: Tak, jak najbardziej. Oczekuję, że przestaną na siłę wciskać SJW albo to ogarną, żeby miało ręce i nogi, a nie było, bo ma być. Niech dalej serial pozostanie głupiutki jaki jest, bo to zabawne. I żeby Sabrina więcej w zad dostawała.</text:p>
      <text:p text:style-name="P1">Cahan: Również czekam na drugi sezon. Sabrina mnie wciągnęła i uważam, że pomimo wielu głupot to fajny, lekki i zabawny serial.</text:p>
      <text:p text:style-name="P1"/>
      <text:p text:style-name="P1"/>
      <text:p text:style-name="P1"/>
      <text:p text:style-name="P1"><text:a xlink:type="simple" xlink:href="https://static.gamespot.com/uploads/screen_kubrick/1579/15794034/3446682-trailer_sabrina_20181003_site.jpg" text:style-name="ListLabel_20_1" text:visited-style-name="ListLabel_20_1"><text:span text:style-name="T1">BENIZ</text:span></text:a> - <text:a xlink:type="simple" xlink:href="https://www.gamespot.com/videos/chilling-adventures-of-sabrina-official-trailer-20/2300-6446645/" text:style-name="ListLabel_20_1" text:visited-style-name="ListLabel_20_1"><text:span text:style-name="T1">źródło </text:span></text:a></text:p>
      <text:p text:style-name="P1"><text:a xlink:type="simple" xlink:href="https://i.kinja-img.com/gawker-media/image/upload/s--BMwERcWN--/c_scale,f_auto,fl_progressive,q_80,w_800/hzlfj74stwih0w2ifpje.jpg" text:style-name="ListLabel_20_1" text:visited-style-name="ListLabel_20_1"><text:span text:style-name="T1">witches in da house</text:span></text:a> - <text:a xlink:type="simple" xlink:href="https://io9.gizmodo.com/6-things-we-liked-about-the-first-season-of-chilling-ad-1829974451" text:style-name="ListLabel_20_1" text:visited-style-name="ListLabel_20_1"><text:span text:style-name="T1">źródło </text:span></text:a></text:p>
      <text:p text:style-name="P1"><text:a xlink:type="simple" xlink:href="https://imgix.bustle.com/uploads/image/2018/10/24/457eb7a7-2807-40b0-a7c1-ee91d3405c68-cas_101_unit_00151r.jpg?w=970&amp;h=546&amp;fit=crop&amp;crop=faces&amp;auto=format&amp;q=70" text:style-name="ListLabel_20_1" text:visited-style-name="ListLabel_20_1"><text:span text:style-name="T1">ciocie</text:span></text:a> - <text:a xlink:type="simple" xlink:href="https://www.bustle.com/p/how-zelda-hilda-on-the-chilling-adventures-of-sabrina-are-challenging-the-church-of-night-from-within-12967123" text:style-name="ListLabel_20_1" text:visited-style-name="ListLabel_20_1"><text:span text:style-name="T1">źródło </text:span></text:a></text:p>
      <text:p text:style-name="P1"><text:a xlink:type="simple" xlink:href="https://s3.r29static.com//bin/entry/278/0,188,2000,1050/x,80/2055402/image.jpg" text:style-name="ListLabel_20_1" text:visited-style-name="ListLabel_20_1"><text:span text:style-name="T1">w czym ja się zgodziłem zagrać</text:span></text:a> - <text:a xlink:type="simple" xlink:href="https://www.refinery29.com/en-us/2018/10/215377/who-ambrose-spellman-parents-house-arrest-sabrina-cousin" text:style-name="ListLabel_20_1" text:visited-style-name="ListLabel_20_1"><text:span text:style-name="T1">źródło </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4" meta:word-count="1373" meta:character-count="8517" meta:non-whitespace-character-count="7180"/>
    <meta:generator>LibreOfficeDev/6.0.5.2$Linux_X86_64 LibreOffice_project/</meta:generator>
  </office:meta>
</office:document-meta>
</file>